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a283" officeooo:paragraph-rsid="0016a283"/>
    </style:style>
    <style:style style:name="P2" style:family="paragraph" style:parent-style-name="Standard">
      <style:paragraph-properties fo:text-align="start" style:justify-single-word="false"/>
      <style:text-properties officeooo:rsid="00180e23" officeooo:paragraph-rsid="00180e23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80e23" officeooo:paragraph-rsid="00180e23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80e23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18abb3"/>
    </style:style>
    <style:style style:name="P6" style:family="paragraph" style:parent-style-name="Standard">
      <style:paragraph-properties fo:text-align="start" style:justify-single-word="false"/>
      <style:text-properties officeooo:rsid="0018abb3" officeooo:paragraph-rsid="0018abb3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18abb3" officeooo:paragraph-rsid="0019a661"/>
    </style:style>
    <style:style style:name="P8" style:family="paragraph" style:parent-style-name="Standard">
      <style:paragraph-properties fo:text-align="start" style:justify-single-word="false"/>
      <style:text-properties officeooo:rsid="0018abb3" officeooo:paragraph-rsid="0019e69c"/>
    </style:style>
    <style:style style:name="P9" style:family="paragraph" style:parent-style-name="Standard">
      <style:paragraph-properties fo:text-align="start" style:justify-single-word="false"/>
      <style:text-properties officeooo:rsid="0019a661" officeooo:paragraph-rsid="0019a661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9a661" officeooo:paragraph-rsid="0019a661"/>
    </style:style>
    <style:style style:name="T1" style:family="text">
      <style:text-properties officeooo:rsid="00180e23"/>
    </style:style>
    <style:style style:name="T2" style:family="text">
      <style:text-properties officeooo:rsid="0018abb3"/>
    </style:style>
    <style:style style:name="T3" style:family="text">
      <style:text-properties officeooo:rsid="0019a661"/>
    </style:style>
    <style:style style:name="T4" style:family="text">
      <style:text-properties officeooo:rsid="0019e69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démarage de projet:</text:p>
      <text:p text:style-name="P1">Site de l’iut.</text:p>
      <text:p text:style-name="P1"/>
      <text:p text:style-name="P1"/>
      <text:p text:style-name="P2">Intro:</text:p>
      <text:p text:style-name="P2">A l’issue de la première concertation de l’équipe, il a été convenu une repatition telle que:</text:p>
      <text:list xml:id="list1990584757" text:style-name="L2">
        <text:list-item>
          <text:p text:style-name="P4"><text:span text:style-name="T1">M.Quentin : </text:span></text:p>
          <text:list>
            <text:list-item>
              <text:p text:style-name="P4"><text:span text:style-name="T1">header</text:span></text:p>
            </text:list-item>
            <text:list-item>
              <text:p text:style-name="P4"><text:span text:style-name="T1">footer</text:span></text:p>
            </text:list-item>
            <text:list-item>
              <text:p text:style-name="P3">Document <text:span text:style-name="T4">de liaison</text:span></text:p>
            </text:list-item>
          </text:list>
        </text:list-item>
        <text:list-item>
          <text:p text:style-name="P3">M.Noa</text:p>
          <text:list>
            <text:list-item>
              <text:p text:style-name="P3">Page de présentation.</text:p>
            </text:list-item>
            <text:list-item>
              <text:p text:style-name="P3">Page de contact</text:p>
            </text:list-item>
          </text:list>
        </text:list-item>
        <text:list-item>
          <text:p text:style-name="P3">M.Enzo</text:p>
          <text:list>
            <text:list-item>
              <text:p text:style-name="P3">Page d’Acceuil</text:p>
            </text:list-item>
            <text:list-item>
              <text:p text:style-name="P3">Page compétence </text:p>
            </text:list-item>
          </text:list>
        </text:list-item>
      </text:list>
      <text:p text:style-name="P2"/>
      <text:p text:style-name="P2"/>
      <text:p text:style-name="P8">Une convention de nommage <text:span text:style-name="T4">ainsi qu’u</text:span>ne arborressance <text:span text:style-name="T4">ont été definies </text:span>afin d’éviter les problémes de duoblons.</text:p>
      <text:list xml:id="list502238935" text:style-name="L3">
        <text:list-item>
          <text:p text:style-name="P5"><text:span text:style-name="T2">Index.htm</text:span><text:span text:style-name="T3">l</text:span></text:p>
          <text:list>
            <text:list-item>
              <text:p text:style-name="P10">css</text:p>
              <text:list>
                <text:list-item>
                  <text:p text:style-name="P10">style.css</text:p>
                </text:list-item>
              </text:list>
            </text:list-item>
            <text:list-item>
              <text:p text:style-name="P10">html</text:p>
              <text:list>
                <text:list-item>
                  <text:p text:style-name="P7">presentation.html</text:p>
                </text:list-item>
                <text:list-item>
                  <text:p text:style-name="P7">contact.<text:span text:style-name="T3">html</text:span></text:p>
                </text:list-item>
                <text:list-item>
                  <text:p text:style-name="P7">comp<text:span text:style-name="T3">e</text:span>tence.html</text:p>
                </text:list-item>
              </text:list>
            </text:list-item>
            <text:list-item>
              <text:p text:style-name="P10">images</text:p>
              <text:list>
                <text:list-item>
                  <text:p text:style-name="P10">lesNoms.jpg</text:p>
                </text:list-item>
                <text:list-item>
                  <text:p text:style-name="P10">desImages.png</text:p>
                </text:list-item>
                <text:list-item>
                  <text:p text:style-name="P10">neSont.gif</text:p>
                </text:list-item>
                <text:list-item>
                  <text:p text:style-name="P10">definies.png</text:p>
                </text:list-item>
              </text:list>
            </text:list-item>
          </text:list>
        </text:list-item>
      </text:list>
      <text:p text:style-name="P6"/>
      <text:p text:style-name="P6"/>
      <text:p text:style-name="P6">Questions <text:span text:style-name="T3">au client</text:span>:</text:p>
      <text:p text:style-name="P6">Avez vous des exigences vis à vis des <text:span text:style-name="T3">titres des pages pour le navigateur ?</text:span>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rice ARNAULT</meta:initial-creator>
    <meta:creation-date>2021-10-26T08:26:06.238000000</meta:creation-date>
    <dc:date>2021-10-26T09:01:27.453000000</dc:date>
    <dc:creator>Brice ARNAULT</dc:creator>
    <meta:editing-duration>PT15M6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29" meta:word-count="112" meta:character-count="614" meta:non-whitespace-character-count="551"/>
  </office:meta>
</office:document-meta>
</file>